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_20_left">
      <style:text-properties style:font-name="Palatino2" fo:font-size="9pt" style:font-size-asian="9pt" style:font-size-complex="9pt"/>
    </style:style>
    <style:style style:name="P4" style:family="paragraph" style:parent-style-name="Heading_20_4"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0in" fo:margin-bottom="0.0201in" fo:text-align="start" style:justify-single-word="false"/>
      <style:text-properties style:font-name="Times New Roman" fo:font-size="9pt" style:font-size-asian="9pt" style:font-size-complex="9pt"/>
    </style:style>
    <style:style style:name="P6" style:family="paragraph" style:parent-style-name="Standard">
      <style:paragraph-properties fo:margin-top="0in" fo:margin-bottom="0.0201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size-asian="9pt" style:font-size-complex="9pt"/>
    </style:style>
    <style:style style:name="P7" style:family="paragraph" style:parent-style-name="Standard">
      <style:paragraph-properties fo:margin-top="0in" fo:margin-bottom="0.0201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fo:font-variant="normal" fo:text-transform="none" fo:color="#000000" style:font-name="Times New Roman" fo:font-size="9pt" fo:letter-spacing="normal" fo:font-style="italic" fo:font-weight="normal" style:font-size-asian="9pt" style:font-style-asian="italic" style:font-weight-asian="normal" style:font-name-complex="Times New Roman" style:font-size-complex="9pt" style:font-style-complex="italic"/>
    </style:style>
    <style:style style:name="P8" style:family="paragraph" style:parent-style-name="Standard">
      <style:paragraph-properties fo:margin-top="0in" fo:margin-bottom="0.0598in" fo:line-height="2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name-asian="Courier" style:font-size-asian="9pt" style:font-name-complex="Courier" style:font-size-complex="9pt"/>
    </style:style>
    <style:style style:name="P9" style:family="paragraph" style:parent-style-name="Standard">
      <style:paragraph-properties fo:margin-top="0in" fo:margin-bottom="0.0028in" fo:line-height="100%"/>
      <style:text-properties style:font-name="Palatino1"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Palatino1" fo:font-size="9pt" style:font-size-asian="9pt" style:font-size-complex="9pt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>
      <style:paragraph-properties fo:margin-left="0in" fo:margin-right="0in" fo:line-height="100%" fo:text-indent="0in" style:auto-text-indent="false"/>
      <style:text-properties style:font-name="Palatino1" fo:font-size="9pt" style:font-size-asian="9pt" style:font-size-complex="9pt"/>
    </style:style>
    <style:style style:name="P13" style:family="paragraph" style:parent-style-name="Standard">
      <style:paragraph-properties fo:margin-left="0in" fo:margin-right="0in" fo:margin-top="0in" fo:margin-bottom="0.0028in" fo:line-height="100%" fo:text-indent="0in" style:auto-text-indent="false"/>
      <style:text-properties style:font-name="Palatino1" fo:font-size="9pt" style:font-size-asian="9pt" style:font-size-complex="9pt"/>
    </style:style>
    <style:style style:name="P14" style:family="paragraph" style:parent-style-name="Heading_20_3" style:master-page-name="Front">
      <style:paragraph-properties fo:margin-top="0.1in" fo:margin-bottom="0.0598in" style:page-number="auto" fo:break-before="pag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 fo:font-weight="normal" style:font-style-asian="normal" style:font-weight-asian="normal" style:font-name-complex="Times New Roman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name-asian="Courier" style:font-style-asian="italic" style:font-name-complex="Courier" style:font-style-complex="italic"/>
    </style:style>
    <style:style style:name="T4" style:family="text">
      <style:text-properties style:font-name-asian="Courier" style:font-name-complex="Courier"/>
    </style:style>
    <style:style style:name="T5" style:family="text">
      <style:text-properties style:font-name="Palatino1"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3">Not Only the Famous</text:h>
      <text:p text:style-name="P11">Unfortunately, there are heroes who had bouts of depression. In the 60's, Marilyn Monroe. In the 90's, Kurt Cobain. This decade had Robin Williams, Anthony Bourdain, and my friend Mark Langland.</text:p>
      <text:p text:style-name="P10"/>
      <text:p text:style-name="P10">Mark at the wheel, I'm in the center, Rick on the side,</text:p>
      <text:p text:style-name="P10">No seat belts, no truck license, we're ready to ride.</text:p>
      <text:p text:style-name="P10">He built actual race cars and there we were,</text:p>
      <text:p text:style-name="P10">In a Hemi engine field truck, ready to tour;</text:p>
      <text:p text:style-name="P10">We went speeding around the farm trails,</text:p>
      <text:p text:style-name="P10">Our race track of sand, the truck off the rails,</text:p>
      <text:p text:style-name="P10">We'd laugh, and go faster and faster,</text:p>
      <text:p text:style-name="P10">Tires spinning, <text:s/>engine roaring,</text:p>
      <text:p text:style-name="P10">Mark laughing, blue eyes blazing,</text:p>
      <text:p text:style-name="P10">Me hanging on the dash and smilin',</text:p>
      <text:p text:style-name="P10">Rick laughing and cheering him on!</text:p>
      <text:p text:style-name="P10">“Is that all this thing's got? Come on!”</text:p>
      <text:p text:style-name="P10">Mark was always ready to go, go, go,</text:p>
      <text:p text:style-name="P10">He made life exciting and that you know.</text:p>
      <text:p text:style-name="P10"/>
      <text:p text:style-name="P10">Anthony was a rolling stone with travel on his mind,</text:p>
      <text:p text:style-name="P10">He knew where the tastiest noodles one could find:</text:p>
      <text:p text:style-name="P10">Noisy shops in Hong Kong, hawker stalls in Singapore,</text:p>
      <text:p text:style-name="P10">On streets of Bangkok, in markets of Kuala Lumpur,</text:p>
      <text:p text:style-name="P10">Chinatown in San Francisco, Toronto, and London,</text:p>
      <text:p text:style-name="P10">Side alleys of Taipei, Tokyo houses of ramen.</text:p>
      <text:p text:style-name="P10">He was blown away as he was hit with spice,</text:p>
      <text:p text:style-name="P10">Bowl of noodles that were saucy, naughty and nice.</text:p>
      <text:p text:style-name="P10">He was filled with sensations of pleasure,</text:p>
      <text:p text:style-name="P10">Salaciously savory tastes beyond measure.</text:p>
      <text:p text:style-name="P10">He meditated on the flavors and the memories of past,</text:p>
      <text:p text:style-name="P10">As he slurp the final noodle tail, it was great to the last.</text:p>
      <text:p text:style-name="P10">He sat in satisfaction having had those noodles supreme,</text:p>
      <text:p text:style-name="P10">After traveling he had fulfilled his life's dinner dream.</text:p>
      <text:p text:style-name="P10"/>
      <text:p text:style-name="P10"/>
      <text:p text:style-name="P10"><text:soft-page-break/>But their minds were in trouble, <text:s/>depressively pained,</text:p>
      <text:p text:style-name="P10">Each time they tipped their glass, their senses drained,</text:p>
      <text:p text:style-name="P10">Down and Death-wards they sank,</text:p>
      <text:p text:style-name="P10">As though of hemlock they drank.</text:p>
      <text:p text:style-name="P10">Forlorn, how their emotions were like a bell,</text:p>
      <text:p text:style-name="P10">Tolling them back to their soul's dark well,</text:p>
      <text:p text:style-name="P10">Back to their fears, darker than I've ever known,</text:p>
      <text:p text:style-name="P10">Causing them to shake, when they stood alone.</text:p>
      <text:p text:style-name="P10">Darkling they whispered to the Reaper in rhyme,</text:p>
      <text:p text:style-name="P10">Calling the Specter's name too many a time;</text:p>
      <text:p text:style-name="P10">They were half in love with easeful Death,</text:p>
      <text:p text:style-name="P10">To take into the air, with their last breath,</text:p>
      <text:p text:style-name="P10">And in a moment of delusion, each ended their pain!</text:p>
      <text:p text:style-name="P10">We only heard silence as their souls screamed in vain.</text:p>
      <text:p text:style-name="P10"/>
      <text:p text:style-name="P10">Wishing my friends with me as I drift and roam</text:p>
      <text:p text:style-name="P10">Down country roads where I'm far from home,</text:p>
      <text:p text:style-name="P10">I pine for their friendship beyond tomorrow,</text:p>
      <text:p text:style-name="P9">Aware of lost time, full of sorrow.</text:p>
      <text:p text:style-name="P10">Sad are we, whom they had at one time cherished,</text:p>
      <text:p text:style-name="P10">We feel dazed and confused that our friends perished.</text:p>
      <text:p text:style-name="P10">Thankfully there are flowers at our feet,</text:p>
      <text:p text:style-name="P10">Fragrant tree blossoms, colorful and sweet,</text:p>
      <text:p text:style-name="P10">Refreshing our thoughts on this new day,</text:p>
      <text:p text:style-name="P9">As our friends are with angels on heaven's way.</text:p>
      <text:p text:style-name="P12">Spring and hope will return each revolving year,</text:p>
      <text:p text:style-name="P13">The flowers, the bees, and the song birds reappear.</text:p>
      <text:p text:style-name="P10">Their bright eyes and laughter, we'll remember anew,</text:p>
      <text:p text:style-name="P9">Happier are we, for their happiness we knew.</text:p>
      <text:h text:style-name="Heading_20_4" text:outline-level="4">About</text:h>
      <text:p text:style-name="P8"><text:span text:style-name="T2">Not Only the Famous</text:span>, is a set of original short poems by Stacy David Thurston, California, United States of America. <text:span text:style-name="T1">Percy Bysshe Shelley had wrote Adonis to honor Keats after his passing from tuberculosis. This poem set is my way to honor </text:span><text:soft-page-break/><text:span text:style-name="T1">those who have fallen to mental illness.</text:span></text:p>
      <text:h text:style-name="P4" text:outline-level="4">My Writing Credits</text:h>
      <text:p text:style-name="P5">My poem, <text:span text:style-name="T2">I am Canadian</text:span>, was published in my alma mater's magazine, 2007 issue, University of Manitoba.</text:p>
      <text:p text:style-name="P5"/>
      <text:p text:style-name="P6"><text:span text:style-name="T3">Getting Started with Sun ONE</text:span><text:span text:style-name="T4">, is my computer book published 2004 by Prentice Hall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5" draw:display-name="Dash 55" draw:style="rect" draw:dots1="1" draw:dots1-length="0.0024in" draw:dots2="1" draw:dots2-length="0.0024in" draw:distance="0.0024in"/>
    <draw:stroke-dash draw:name="Dash_20_56" draw:display-name="Dash 56" draw:style="rect" draw:dots1="1" draw:dots1-length="0.0024in" draw:dots2="1" draw:dots2-length="0.0024in" draw:distance="0.0024in"/>
    <draw:stroke-dash draw:name="Dash_20_57" draw:display-name="Dash 57" draw:style="rect" draw:dots1="1" draw:dots1-length="0.0024in" draw:dots2="1" draw:dots2-length="0.0024in" draw:distance="0.0024in"/>
    <draw:stroke-dash draw:name="Dash_20_58" draw:display-name="Dash 58" draw:style="rect" draw:dots1="1" draw:dots1-length="0.0024in" draw:dots2="1" draw:dots2-length="0.0024in" draw:distance="0.0024in"/>
    <draw:stroke-dash draw:name="Dash_20_6" draw:display-name="Dash 6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draw:stroke-dash draw:name="Dashed_20__28_var_29__20_1" draw:display-name="Dashed (var) 1" draw:style="rect" draw:dots1="1" draw:dots1-length="0.0043in" draw:dots2="1" draw:dots2-length="0.0043in" draw:distance="0.0043in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fo:text-align="center" style:justify-single-word="false"/>
      <style:text-properties style:font-name="Palatino Linotype" fo:font-size="16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201in" fo:margin-bottom="0.0598in" style:shadow="none"/>
      <style:text-properties style:font-name="Times New Roman1" fo:font-size="14pt" fo:font-style="normal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02in" fo:margin-bottom="0.0598in" style:shadow="none"/>
      <style:text-properties style:font-name="Palatino" fo:font-size="12pt" fo:font-style="italic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902in" fo:margin-bottom="0.0799in" fo:text-indent="0in" style:auto-text-indent="false"/>
      <style:text-properties style:font-name="Times New Roman" fo:font-size="10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margin-top="0in" fo:margin-bottom="0.0402in" fo:text-indent="0.1965in" style:auto-text-indent="false" style:page-number="auto" fo:background-color="transparent" style:shadow="none">
        <style:tab-stops/>
        <style:background-image/>
      </style:paragraph-properties>
      <style:text-properties fo:font-size="9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Drawing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803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MP2" style:family="paragraph" style:parent-style-name="Header_20_left">
      <style:text-properties style:font-name="Palatino2" fo:font-size="9pt" style:font-size-asian="9pt" style:font-size-complex="9pt"/>
    </style:style>
    <style:style style:name="MP3" style:family="paragraph" style:parent-style-name="Header">
      <style:paragraph-properties fo:text-align="end" style:justify-single-word="false"/>
    </style:style>
    <style:page-layout style:name="Mpm1" style:page-usage="mirrored">
      <style:page-layout-properties fo:page-width="4.2402in" fo:page-height="6.8598in" style:num-format="1" style:print-orientation="portrait" fo:margin-top="0.5in" fo:margin-bottom="0.5598in" fo:margin-left="0.55in" fo:margin-right="0.45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4.2402in" fo:page-height="6.8598in" style:num-format="1" style:print-orientation="portrait" fo:margin-top="0.5in" fo:margin-bottom="0.5598in" fo:margin-left="0.55in" fo:margin-right="0.4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  <style:page-layout style:name="Mpm4" style:page-usage="mirrored">
      <style:page-layout-properties fo:page-width="4.2402in" fo:page-height="6.8598in" style:num-format="I" style:print-orientation="portrait" fo:margin-top="0.5in" fo:margin-bottom="0.5598in" fo:margin-left="0.6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itle>Stacy David Thurston</text:title> / <text:page-number text:select-page="current">3</text:page-number></text:p>
      </style:header>
      <style:header-left>
        <text:p text:style-name="MP2"><text:page-number text:select-page="current">2</text:page-number> / Stacy David Thurston</text:p>
      </style:header-left>
    </style:master-page>
    <style:master-page style:name="First_20_Page" style:display-name="First Page" style:page-layout-name="Mpm2" style:next-style-name="Standard"/>
    <style:master-page style:name="Front" style:page-layout-name="Mpm3" style:next-style-name="Standard">
      <style:header>
        <text:p text:style-name="MP3">Author: Stacy David Thurston</text:p>
      </style:header>
    </style:master-page>
    <style:master-page style:name="Appendix" style:page-layout-name="Mpm4">
      <style:header>
        <text:p text:style-name="MP1"><text:title>Stacy David Thurston</text:title> / <text:page-number text:select-page="current">3</text:page-number></text:p>
      </style:header>
      <style:header-left>
        <text:p text:style-name="MP2"><text:page-number text:select-page="current">3</text:page-number> / <text:chapter text:display="name" text:outline-level="1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cy David Thurston</dc:title>
    <meta:initial-creator>Stacy David</meta:initial-creator>
    <meta:creation-date>2017-01-14T17:38:29</meta:creation-date>
    <dc:creator>Stacy David</dc:creator>
    <dc:date>2021-01-20T14:15:15</dc:date>
    <meta:editing-cycles>2730</meta:editing-cycles>
    <meta:editing-duration>P146DT3H16M45S</meta:editing-duration>
    <meta:generator>OpenOffice/4.1.7$Unix OpenOffice.org_project/417m1$Build-9800</meta:generator>
    <dc:subject>It Could've Been Different</dc:subject>
    <meta:document-statistic meta:table-count="0" meta:image-count="0" meta:object-count="0" meta:page-count="3" meta:paragraph-count="68" meta:word-count="600" meta:character-count="3349"/>
  </office:meta>
</office:document-meta>
</file>